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08_12-25-49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8_14-05-07_000.jpg</text:p>
          </table:table-cell>
          <table:table-cell table:style-name="ce20" office:value-type="string">
            <text:p>:m sketch / des. object=キタキツネ / @web画像 / other=~,memo+,found~</text:p>
          </table:table-cell>
          <table:table-cell table:style-name="ce4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3]=&quot;&quot;;[.C3];CONCATENATE([.C3];&quot; / &quot;;[.E3]))" office:value-type="string" office:string-value=":m sketch / des. object=キタキツネ / @web画像 / other=~,memo+,found~">
            <text:p>:m sketch / des. object=キタキツネ / @web画像 / other=~,memo+,found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08_14-08-07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天気</text:p>
          </table:table-cell>
          <table:table-cell table:style-name="ce19"/>
          <table:table-cell table:style-name="ce4"/>
          <table:table-cell table:style-name="ce4" office:value-type="string">
            <text:p>N-35-35-28.518676 E-139-34-48.995361</text:p>
          </table:table-cell>
          <table:table-cell table:style-name="ce38" table:formula="of:=IF([.E4]=&quot;&quot;;[.C4];CONCATENATE([.C4];&quot; / &quot;;[.E4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天気">
            <text:p>:m 東和 PHOTO / 210609w / 団地坂上（バス停）；百合ケ丘駅（鉄道） / 社会福祉法人まごごろ　まごごろタウン　新百合ケ丘新築工事 / ２名 / 扶桑電機（馬淵・ハヤカワ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8_14-08-27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天気</text:p>
          </table:table-cell>
          <table:table-cell table:style-name="ce17"/>
          <table:table-cell table:style-name="ce4"/>
          <table:table-cell table:style-name="ce4" office:value-type="string">
            <text:p>N-35-35-28.518676 E-139-34-48.995361</text:p>
          </table:table-cell>
          <table:table-cell table:style-name="ce38" table:formula="of:=IF([.E5]=&quot;&quot;;[.C5];CONCATENATE([.C5];&quot; / &quot;;[.E5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天気">
            <text:p>:m 東和 PHOTO / 210609w / 団地坂上（バス停）；百合ケ丘駅（鉄道） / 社会福祉法人まごごろ　まごごろタウン　新百合ケ丘新築工事 / ２名 / 扶桑電機（馬淵・ハヤカワ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08_14-10-50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交通</text:p>
          </table:table-cell>
          <table:table-cell table:style-name="ce19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6]=&quot;&quot;;[.C6];CONCATENATE([.C6];&quot; / &quot;;[.E6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交通">
            <text:p>:m 東和 PHOTO / 210609w / 団地坂上（バス停）；百合ケ丘駅（鉄道） / 社会福祉法人まごごろ　まごごろタウン　新百合ケ丘新築工事 / ２名 / 扶桑電機（馬淵・ハヤカワ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8_14-17-14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7]=&quot;&quot;;[.C7];CONCATENATE([.C7];&quot; / &quot;;[.E7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スケジュール">
            <text:p>:m 東和 PHOTO / 210609w / 団地坂上（バス停）；百合ケ丘駅（鉄道） / 社会福祉法人まごごろ　まごごろタウン　新百合ケ丘新築工事 / ２名 / 扶桑電機（馬淵・ハヤカワ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8_14-19-30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地図：現場周辺</text:p>
          </table:table-cell>
          <table:table-cell table:style-name="ce19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8]=&quot;&quot;;[.C8];CONCATENATE([.C8];&quot; / &quot;;[.E8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地図：現場周辺">
            <text:p>:m 東和 PHOTO / 210609w / 団地坂上（バス停）；百合ケ丘駅（鉄道） / 社会福祉法人まごごろ　まごごろタウン　新百合ケ丘新築工事 / ２名 / 扶桑電機（馬淵・ハヤカワ建設） / 資料：地図：現場周辺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8_14-20-40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地図：駅～現場</text:p>
          </table:table-cell>
          <table:table-cell table:style-name="ce19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9]=&quot;&quot;;[.C9];CONCATENATE([.C9];&quot; / &quot;;[.E9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地図：駅～現場">
            <text:p>:m 東和 PHOTO / 210609w / 団地坂上（バス停）；百合ケ丘駅（鉄道） / 社会福祉法人まごごろ　まごごろタウン　新百合ケ丘新築工事 / ２名 / 扶桑電機（馬淵・ハヤカワ建設） / 資料：地図：駅～現場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08_14-21-14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交通：路線図</text:p>
          </table:table-cell>
          <table:table-cell table:style-name="ce17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10]=&quot;&quot;;[.C10];CONCATENATE([.C10];&quot; / &quot;;[.E10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交通：路線図">
            <text:p>:m 東和 PHOTO / 210609w / 団地坂上（バス停）；百合ケ丘駅（鉄道） / 社会福祉法人まごごろ　まごごろタウン　新百合ケ丘新築工事 / ２名 / 扶桑電機（馬淵・ハヤカワ建設） / 資料：交通：路線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08_14-21-38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交通：時刻表：バス</text:p>
          </table:table-cell>
          <table:table-cell table:style-name="ce17"/>
          <table:table-cell table:style-name="ce4"/>
          <table:table-cell table:style-name="ce4" office:value-type="string">
            <text:p>N-35-35-28.546142 E-139-34-49.434814</text:p>
          </table:table-cell>
          <table:table-cell table:style-name="ce38" table:formula="of:=IF([.E11]=&quot;&quot;;[.C11];CONCATENATE([.C11];&quot; / &quot;;[.E11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交通：時刻表：バス">
            <text:p>:m 東和 PHOTO / 210609w / 団地坂上（バス停）；百合ケ丘駅（鉄道） / 社会福祉法人まごごろ　まごごろタウン　新百合ケ丘新築工事 / ２名 / 扶桑電機（馬淵・ハヤカワ建設） / 資料：交通：時刻表：バ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08_15-57-20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指示書">
            <text:p>:m 東和 PHOTO / 210609w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08_15-57-26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指示書">
            <text:p>:m 東和 PHOTO / 210609w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08_16-46-27_000.jpg</text:p>
          </table:table-cell>
          <table:table-cell table:style-name="ce20" office:value-type="string">
            <text:p>:m :th / topic=方針；自分の適性 / content=文章の読み方：自分が楽にできる様式で；人からの毀誉褒貶を基準とせず；「何を感じているか」でもなく / lang=ja / add=自分の頭の中を観察して、看取したものを、基準にする、と言おうか</text:p>
          </table:table-cell>
          <table:table-cell table:style-name="ce20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14]=&quot;&quot;;[.C14];CONCATENATE([.C14];&quot; / &quot;;[.E14]))" office:value-type="string" office:string-value=":m :th / topic=方針；自分の適性 / content=文章の読み方：自分が楽にできる様式で；人からの毀誉褒貶を基準とせず；「何を感じているか」でもなく / lang=ja / add=自分の頭の中を観察して、看取したものを、基準にする、と言おうか">
            <text:p>:m :th / topic=方針；自分の適性 / content=文章の読み方：自分が楽にできる様式で；人からの毀誉褒貶を基準とせず；「何を感じているか」でもなく / lang=ja / add=自分の頭の中を観察して、看取したものを、基準にする、と言おう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08_18-57-11_000.jpg</text:p>
          </table:table-cell>
          <table:table-cell table:style-name="ce20" office:value-type="string">
            <text:p>:m やることリスト / ocassion=笛の練習の終わり / <text:s/>steps / for=片付け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5]=&quot;&quot;;[.C15];CONCATENATE([.C15];&quot; / &quot;;[.E15]))" office:value-type="string" office:string-value=":m やることリスト / ocassion=笛の練習の終わり /  steps / for=片付け">
            <text:p>:m やることリスト / ocassion=笛の練習の終わり / <text:s/>steps / for=片付け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08_19-12-26_000.jpg</text:p>
          </table:table-cell>
          <table:table-cell table:style-name="ce20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16]=&quot;&quot;;[.C16];CONCATENATE([.C16];&quot; / &quot;;[.E16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08_20-40-39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08_22-24-34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52136 E-139-34-49.599609</text:p>
          </table:table-cell>
          <table:table-cell table:style-name="ce38" table:formula="of:=IF([.E18]=&quot;&quot;;[.C18];CONCATENATE([.C18];&quot; / &quot;;[.E18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6-09_04-08-07_000.jpg</text:p>
          </table:table-cell>
          <table:table-cell table:style-name="ce20" office:value-type="string">
            <text:p>:m やることリスト / <text:s/>steps / ocassion=夕食 / for=準備 ||| :m やることリスト / <text:s/>steps / ocassion=風呂出る～寝る / for=準備</text:p>
          </table:table-cell>
          <table:table-cell table:style-name="ce18"/>
          <table:table-cell table:style-name="ce4"/>
          <table:table-cell table:style-name="ce4" office:value-type="string">
            <text:p>N-35-35-28.752136 E-139-34-49.489746</text:p>
          </table:table-cell>
          <table:table-cell table:style-name="ce38" table:formula="of:=IF([.E19]=&quot;&quot;;[.C19];CONCATENATE([.C19];&quot; / &quot;;[.E19]))" office:value-type="string" office:string-value=":m やることリスト /  steps / ocassion=夕食 / for=準備 ||| :m やることリスト /  steps / ocassion=風呂出る～寝る / for=準備">
            <text:p>:m やることリスト / <text:s/>steps / ocassion=夕食 / for=準備 ||| :m やることリスト / <text:s/>steps / ocassion=風呂出る～寝る / for=準備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6-09_04-08-07_001.jpg</text:p>
          </table:table-cell>
          <table:table-cell table:style-name="ce17" office:value-type="string">
            <text:p>:m Other / やること / occasion=寝る前 / for=template</text:p>
          </table:table-cell>
          <table:table-cell table:style-name="ce19"/>
          <table:table-cell table:style-name="ce4"/>
          <table:table-cell table:style-name="ce4" office:value-type="string">
            <text:p>N-35-35-28.752136 E-139-34-49.489746</text:p>
          </table:table-cell>
          <table:table-cell table:style-name="ce38" table:formula="of:=IF([.E20]=&quot;&quot;;[.C20];CONCATENATE([.C20];&quot; / &quot;;[.E20]))" office:value-type="string" office:string-value=":m Other / やること / occasion=寝る前 / for=template">
            <text:p>:m Other / やること / occasion=寝る前 / for=template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6-09_04-12-15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6-09_05-23-06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出発時間 / N-35-35-28.49121 E-139-34-49.764404</text:p>
          </table:table-cell>
          <table:table-cell table:style-name="ce19"/>
          <table:table-cell table:style-name="ce4" table:formula="of:=[.F22]" office:value-type="string" office:string-value="N-35-35-28.49121 E-139-34-49.764404">
            <text:p>N-35-35-28.49121 E-139-34-49.764404</text:p>
          </table:table-cell>
          <table:table-cell table:style-name="ce4" office:value-type="string">
            <text:p>N-35-35-28.49121 E-139-34-49.764404</text:p>
          </table:table-cell>
          <table:table-cell table:style-name="ce38" table:formula="of:=IF([.E22]=&quot;&quot;;[.C22];CONCATENATE([.C22];&quot; / &quot;;[.E22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出発時間 / N-35-35-28.49121 E-139-34-49.764404 / N-35-35-28.49121 E-139-34-49.764404">
            <text:p>:m 東和 PHOTO / 210609w / 団地坂上（バス停）；百合ケ丘駅（鉄道） / 社会福祉法人まごごろ　まごごろタウン　新百合ケ丘新築工事 / ２名 / 扶桑電機（馬淵・ハヤカワ建設） / 出発時間 / N-35-35-28.49121 E-139-34-49.764404 / N-35-35-28.49121 E-139-34-49.76440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6-09_06-14-27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風景：最寄り駅 / N-35-36-29.808654 E-139-30-57.678222</text:p>
          </table:table-cell>
          <table:table-cell table:style-name="ce19"/>
          <table:table-cell table:style-name="ce4" table:formula="of:=[.F23]" office:value-type="string" office:string-value="N-35-36-29.808654 E-139-30-57.678222">
            <text:p>N-35-36-29.808654 E-139-30-57.678222</text:p>
          </table:table-cell>
          <table:table-cell table:style-name="ce4" office:value-type="string">
            <text:p>N-35-36-29.808654 E-139-30-57.678222</text:p>
          </table:table-cell>
          <table:table-cell table:style-name="ce38" table:formula="of:=IF([.E23]=&quot;&quot;;[.C23];CONCATENATE([.C23];&quot; / &quot;;[.E23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風景：最寄り駅 / N-35-36-29.808654 E-139-30-57.678222 / N-35-36-29.808654 E-139-30-57.678222">
            <text:p>:m 東和 PHOTO / 210609w / 団地坂上（バス停）；百合ケ丘駅（鉄道） / 社会福祉法人まごごろ　まごごろタウン　新百合ケ丘新築工事 / ２名 / 扶桑電機（馬淵・ハヤカワ建設） / 風景：最寄り駅 / N-35-36-29.808654 E-139-30-57.678222 / N-35-36-29.808654 E-139-30-57.67822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6-09_15-50-17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資料：交通：バス：時刻表：現地バス停のもの / N-35-35-59.046936 E-139-31-14.926757</text:p>
          </table:table-cell>
          <table:table-cell table:style-name="ce19"/>
          <table:table-cell table:style-name="ce4" table:formula="of:=[.F24]" office:value-type="string" office:string-value="N-35-35-59.046936 E-139-31-14.926757">
            <text:p>N-35-35-59.046936 E-139-31-14.926757</text:p>
          </table:table-cell>
          <table:table-cell table:style-name="ce4" office:value-type="string">
            <text:p>N-35-35-59.046936 E-139-31-14.926757</text:p>
          </table:table-cell>
          <table:table-cell table:style-name="ce38" table:formula="of:=IF([.E24]=&quot;&quot;;[.C24];CONCATENATE([.C24];&quot; / &quot;;[.E24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資料：交通：バス：時刻表：現地バス停のもの / N-35-35-59.046936 E-139-31-14.926757 / N-35-35-59.046936 E-139-31-14.926757">
            <text:p>:m 東和 PHOTO / 210609w / 団地坂上（バス停）；百合ケ丘駅（鉄道） / 社会福祉法人まごごろ　まごごろタウン　新百合ケ丘新築工事 / ２名 / 扶桑電機（馬淵・ハヤカワ建設） / 資料：交通：バス：時刻表：現地バス停のもの / N-35-35-59.046936 E-139-31-14.926757 / N-35-35-59.046936 E-139-31-14.92675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6-09_18-26-33_000.jpg</text:p>
          </table:table-cell>
          <table:table-cell table:style-name="ce17" office:value-type="string">
            <text:p>:m Other / やること / occasion=東和：朝の仕度 / for=~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25]=&quot;&quot;;[.C25];CONCATENATE([.C25];&quot; / &quot;;[.E25]))" office:value-type="string" office:string-value=":m Other / やること / occasion=東和：朝の仕度 / for=~">
            <text:p>:m Other / やること / occasion=東和：朝の仕度 / fo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6-09_18-26-52_000.jpg</text:p>
          </table:table-cell>
          <table:table-cell table:style-name="ce20" office:value-type="string">
            <text:p>:m :? #*# / topic=人間 / content=人は、何をしに、生まれてくるのだろうか？何のために？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26]=&quot;&quot;;[.C26];CONCATENATE([.C26];&quot; / &quot;;[.E26]))" office:value-type="string" office:string-value=":m :? #*# / topic=人間 / content=人は、何をしに、生まれてくるのだろうか？何のために？">
            <text:p>:m :? #*# / topic=人間 / content=人は、何をしに、生まれてくるのだろうか？何のために？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6-09_19-22-36_000.jpg</text:p>
          </table:table-cell>
          <table:table-cell table:style-name="ce20" office:value-type="string">
            <text:p>:m :篠笛,shinobue #*# / session-memo / s.1:todays-melody,genr=~,for=practice:high-low-notes,key=G,tempo=~,R=~,i.f.=~,notes=C-F-G-A;pitch:1-2-4-7f</text:p>
          </table:table-cell>
          <table:table-cell table:style-name="ce20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27]=&quot;&quot;;[.C27];CONCATENATE([.C27];&quot; / &quot;;[.E27]))" office:value-type="string" office:string-value=":m :篠笛,shinobue #*# / session-memo / s.1:todays-melody,genr=~,for=practice:high-low-notes,key=G,tempo=~,R=~,i.f.=~,notes=C-F-G-A;pitch:1-2-4-7f">
            <text:p>:m :篠笛,shinobue #*# / session-memo / s.1:todays-melody,genr=~,for=practice:high-low-notes,key=G,tempo=~,R=~,i.f.=~,notes=C-F-G-A;pitch:1-2-4-7f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6-09_20-47-24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6-10_02-43-32_000.jpg</text:p>
          </table:table-cell>
          <table:table-cell table:style-name="ce19" office:value-type="string">
            <text:p>:m :PHOTO 寝た時刻 / 2020 / オナニー、了、2:00ぐらい</text:p>
          </table:table-cell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string" office:string-value=":m :PHOTO 寝た時刻 / 2020 / オナニー、了、2:00ぐらい">
            <text:p>:m :PHOTO 寝た時刻 / 2020 / オナニー、了、2:00ぐらい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6-10_09-34-53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30]=&quot;&quot;;[.C30];CONCATENATE([.C30];&quot; / &quot;;[.E30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6-10_09-36-26_000.jpg</text:p>
          </table:table-cell>
          <table:table-cell table:style-name="ce8" office:value-type="string">
            <text:p>:m 1*1 RES / JVEMV6 64#110_?? / 『東亜全局の動揺』 著者=松岡洋右 / p.9 / w:~,topic:「日本国民は益々」 / memos=窮状を訴えるのは宜しい、しかし解決策は、満蒙か？ ||| :m :lets / action activity / やること / genre=様式；方法 / content=メモするときは、カラーペンを３色、用意しよう、２色ではなく ||| :m :lets / action activity / やること / genre=お金による挨拶 / content=お金、自分から振り込もう、松岡洋右氏の本の分、1,500円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31]=&quot;&quot;;[.C31];CONCATENATE([.C31];&quot; / &quot;;[.E31]))" office:value-type="string" office:string-value=":m 1*1 RES / JVEMV6 64#110_?? / 『東亜全局の動揺』 著者=松岡洋右 / p.9 / w:~,topic:「日本国民は益々」 / memos=窮状を訴えるのは宜しい、しかし解決策は、満蒙か？ ||| :m :lets / action activity / やること / genre=様式；方法 / content=メモするときは、カラーペンを３色、用意しよう、２色ではなく ||| :m :lets / action activity / やること / genre=お金による挨拶 / content=お金、自分から振り込もう、松岡洋右氏の本の分、1,500円">
            <text:p>:m 1*1 RES / JVEMV6 64#110_?? / 『東亜全局の動揺』 著者=松岡洋右 / p.9 / w:~,topic:「日本国民は益々」 / memos=窮状を訴えるのは宜しい、しかし解決策は、満蒙か？ ||| :m :lets / action activity / やること / genre=様式；方法 / content=メモするときは、カラーペンを３色、用意しよう、２色ではなく ||| :m :lets / action activity / やること / genre=お金による挨拶 / content=お金、自分から振り込もう、松岡洋右氏の本の分、1,500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6-10_09-36-55_000.jpg</text:p>
          </table:table-cell>
          <table:table-cell table:style-name="ce20" office:value-type="string">
            <text:p>:m 記録 / お酒：飲んだ量</text:p>
          </table:table-cell>
          <table:table-cell table:style-name="ce18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32]=&quot;&quot;;[.C32];CONCATENATE([.C32];&quot; / &quot;;[.E32]))" office:value-type="string" office:string-value=":m 記録 / お酒：飲んだ量">
            <text:p>:m 記録 / お酒：飲んだ量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4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guitar,gt / 演奏、play / g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-bamboo / 演奏、play / b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recorder,rc / 演奏、play / r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sax / 演奏、play / s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oto / 演奏、play / q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hip-hopダンス、ヒップホップ / h-2021-060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ダンス、dance-original / d-2021-060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percussion / 演奏、play / p-2021-06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guitar,gt / g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recorder / 演奏、play / r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harp / 演奏 / h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in-mid / app=perfect-piano / 演奏、play / id-2021-060X-X / category=~,inst=~,for=~,genre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noten / 実演,perform / n-2021-06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massage,acupuncture / 実演,perform / n-2021-06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4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2021/06/10</text:date>, <text:time>11:21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0T11:21:20.83</dc:date>
    <dc:creator>iwabuchi ken</dc:creator>
    <meta:editing-duration>P34DT5H43M48S</meta:editing-duration>
    <meta:editing-cycles>12643</meta:editing-cycles>
    <meta:document-statistic meta:table-count="1" meta:cell-count="410" meta:object-count="0"/>
  </office:meta>
</office:document-meta>
</file>